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3 – MESH<text:s/>TOPOLOGY IMPLEMENTATION</text:p>
      <text:p text:style-name="Standard"/>
      <text:p text:style-name="Standard"/>
      <text:p text:style-name="P2">Overview</text:p>
      <text:p text:style-name="Standard"/>
      <text:p text:style-name="Standard">Objective is to implement a mesh<text:s/>topology using NS2.</text:p>
      <text:p text:style-name="Standard"/>
      <text:p text:style-name="P3">Steps</text:p>
      <text:p text:style-name="Standard"/>
      <text:p text:style-name="Standard">1) Create a simulator object.</text:p>
      <text:p text:style-name="Standard">2) Define different colors for data flows<text:s/>yellow and red(for NAM)</text:p>
      <text:p text:style-name="Standard">3) Define a 'finish' procedure</text:p>
      <text:p text:style-name="Standard">4) Create <text:s/>nodes<text:s/></text:p>
      <text:p text:style-name="Standard">5) Create links between the nodes</text:p>
      <text:p text:style-name="Standard">9)<text:s/>Create TCP agent and attach it to initial node</text:p>
      <text:p text:style-name="Standard">12)<text:s/>Create TCP sink agent<text:s/></text:p>
      <text:p text:style-name="Standard">13)<text:s/>Connect traffic sources with traffic sink</text:p>
      <text:p text:style-name="Standard">14)<text:s/>Create CBR traffic source</text:p>
      <text:p text:style-name="Standard">17)<text:s/>Schedule events for agents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ns duplex-link - <text:s/>creates two simplex links of specified bandwidth and delay, and connects the two<text:s/>specified nodes</text:p>
      <text:p text:style-name="Standard">droptail -<text:s/><text:span text:style-name="T5">setting the maximum queue length for each queue, accepting incoming packets until the maximum length is reached</text:span></text:p>
      <text:p text:style-name="Standard">ns attach-agent - attaches an agent object created to a node object</text:p>
      <text:p text:style-name="Standard">tcp,cbr - commands for setting up respective connections</text:p>
      <text:p text:style-name="Standard">puts - print OP</text:p>
      <text:p text:style-name="Standard"/>
      <text:p text:style-name="P6">References</text:p>
      <text:p text:style-name="P7"/>
      <text:p text:style-name="Standard">https://ns2projects.org/ns2-mesh-simulation-code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8:19:00Z</dc:date>
    <meta:template xlink:href="Normal" xlink:type="simple"/>
    <meta:editing-cycles>2</meta:editing-cycles>
    <meta:editing-duration>PT900S</meta:editing-duration>
    <meta:document-statistic meta:page-count="1" meta:paragraph-count="1" meta:word-count="146" meta:character-count="978" meta:row-count="6" meta:non-whitespace-character-count="833"/>
  </office:meta>
</office:document-meta>
</file>